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ed91" officeooo:paragraph-rsid="0007ed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qui estão projetos voltados ao Front End com o intuito de praticar o conhecimento adquirido no curs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2T21:14:57.338000000</dc:date>
    <meta:editing-duration>PT24M13S</meta:editing-duration>
    <meta:editing-cycles>2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1" meta:word-count="17" meta:character-count="102" meta:non-whitespace-character-count="86"/>
  </office:meta>
</office:document-meta>
</file>